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SciencePaper</text:p>
          </table:table-cell>
          <table:table-cell office:value-type="string" calcext:value-type="string">
            <text:p>JournalComp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Grade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2]+0.2*[.K2]+0.2/8*([.E2]+[.G2]+[.J2]+[.L2]+[.M2]+[.P2]+[.Q2]+[.S2])+0.2*[.U2]+0.2*[.V2]" office:value-type="float" office:value="0.977467382154882" calcext:value-type="float">
            <text:p>0.9774673822</text:p>
          </table:table-cell>
          <table:table-cell table:formula="of:=[.X2]+0.03" office:value-type="float" office:value="1.00746738215488" calcext:value-type="float">
            <text:p>1.00746738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formula="of:=100/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2*[.T3]+0.2*[.K3]+0.2/8*([.E3]+[.G3]+[.J3]+[.L3]+[.M3]+[.P3]+[.Q3]+[.S3])+0.2*[.U3]+0.2*[.V3]" office:value-type="float" office:value="0.970524151774152" calcext:value-type="float">
            <text:p>0.9705241518</text:p>
          </table:table-cell>
          <table:table-cell table:formula="of:=[.X3]+0.03" office:value-type="float" office:value="1.00052415177415" calcext:value-type="float">
            <text:p>1.00052415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0" calcext:value-type="float">
            <text:p>0</text:p>
          </table:table-cell>
          <table:table-cell table:formula="of:=9.5/14" office:value-type="float" office:value="0.678571428571429" calcext:value-type="float">
            <text:p>0.6785714286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9/12" office:value-type="float" office:value="0.75" calcext:value-type="float">
            <text:p>0.75</text:p>
          </table:table-cell>
          <table:table-cell table:formula="of:=0.2*[.T4]+0.2*[.K4]+0.2/8*([.E4]+[.G4]+[.J4]+[.L4]+[.M4]+[.P4]+[.Q4]+[.S4])+0.2*[.U4]+0.2*[.V4]" office:value-type="float" office:value="0.814597234488539" calcext:value-type="float">
            <text:p>0.8145972345</text:p>
          </table:table-cell>
          <table:table-cell table:formula="of:=[.X4]+0.03" office:value-type="float" office:value="0.844597234488539" calcext:value-type="float">
            <text:p>0.8445972345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0.2*[.T5]+0.2*[.K5]+0.2/8*([.E5]+[.G5]+[.J5]+[.L5]+[.M5]+[.P5]+[.Q5]+[.S5])+0.2*[.U5]+0.2*[.V5]" office:value-type="float" office:value="0.941657347282347" calcext:value-type="float">
            <text:p>0.9416573473</text:p>
          </table:table-cell>
          <table:table-cell table:formula="of:=[.X5]+0.03" office:value-type="float" office:value="0.971657347282347" calcext:value-type="float">
            <text:p>0.97165734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0.2*[.T6]+0.2*[.K6]+0.2/8*([.E6]+[.G6]+[.J6]+[.L6]+[.M6]+[.P6]+[.Q6]+[.S6])+0.2*[.U6]+0.2*[.V6]" office:value-type="float" office:value="0.912792358104858" calcext:value-type="float">
            <text:p>0.9127923581</text:p>
          </table:table-cell>
          <table:table-cell table:formula="of:=[.X6]+0.03" office:value-type="float" office:value="0.942792358104858" calcext:value-type="float">
            <text:p>0.942792358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80/10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7]+0.2*[.K7]+0.2/8*([.E7]+[.G7]+[.J7]+[.L7]+[.M7]+[.P7]+[.Q7]+[.S7])+0.2*[.U7]+0.2*[.V7]" office:value-type="float" office:value="0.828112581862582" calcext:value-type="float">
            <text:p>0.8281125819</text:p>
          </table:table-cell>
          <table:table-cell table:formula="of:=[.X7]+0.03" office:value-type="float" office:value="0.858112581862582" calcext:value-type="float">
            <text:p>0.858112581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formula="of:=80/10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0.2*[.T8]+0.2*[.K8]+0.2/8*([.E8]+[.G8]+[.J8]+[.L8]+[.M8]+[.P8]+[.Q8]+[.S8])+0.2*[.U8]+0.2*[.V8]" office:value-type="float" office:value="0.964840067340067" calcext:value-type="float">
            <text:p>0.9648400673</text:p>
          </table:table-cell>
          <table:table-cell table:formula="of:=[.X8]+0.03" office:value-type="float" office:value="0.994840067340067" calcext:value-type="float">
            <text:p>0.99484006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0.2*[.T9]+0.2*[.K9]+0.2/8*([.E9]+[.G9]+[.J9]+[.L9]+[.M9]+[.P9]+[.Q9]+[.S9])+0.2*[.U9]+0.2*[.V9]" office:value-type="float" office:value="0.974435865060865" calcext:value-type="float">
            <text:p>0.9744358651</text:p>
          </table:table-cell>
          <table:table-cell table:formula="of:=[.X9]+0.03" office:value-type="float" office:value="1.00443586506087" calcext:value-type="float">
            <text:p>1.00443586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10]+0.2*[.K10]+0.2/8*([.E10]+[.G10]+[.J10]+[.L10]+[.M10]+[.P10]+[.Q10]+[.S10])+0.2*[.U10]+0.2*[.V10]" office:value-type="float" office:value="0.976062109187109" calcext:value-type="float">
            <text:p>0.9760621092</text:p>
          </table:table-cell>
          <table:table-cell table:formula="of:=[.X10]+0.03" office:value-type="float" office:value="1.00606210918711" calcext:value-type="float">
            <text:p>1.00606210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2*[.T11]+0.2*[.K11]+0.2/8*([.E11]+[.G11]+[.J11]+[.L11]+[.M11]+[.P11]+[.Q11]+[.S11])+0.2*[.U11]+0.2*[.V11]" office:value-type="float" office:value="0.88025277962778" calcext:value-type="float">
            <text:p>0.8802527796</text:p>
          </table:table-cell>
          <table:table-cell table:formula="of:=[.X11]+0.03" office:value-type="float" office:value="0.91025277962778" calcext:value-type="float">
            <text:p>0.910252779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0.2*[.T12]+0.2*[.K12]+0.2/8*([.E12]+[.G12]+[.J12]+[.L12]+[.M12]+[.P12]+[.Q12]+[.S12])+0.2*[.U12]+0.2*[.V12]" office:value-type="float" office:value="0.844094123469123" calcext:value-type="float">
            <text:p>0.8440941235</text:p>
          </table:table-cell>
          <table:table-cell table:formula="of:=[.X12]+0.03" office:value-type="float" office:value="0.874094123469124" calcext:value-type="float">
            <text:p>0.8740941235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2*[.T13]+0.2*[.K13]+0.2/8*([.E13]+[.G13]+[.J13]+[.L13]+[.M13]+[.P13]+[.Q13]+[.S13])+0.2*[.U13]+0.2*[.V13]" office:value-type="float" office:value="0.91110495985496" calcext:value-type="float">
            <text:p>0.9111049599</text:p>
          </table:table-cell>
          <table:table-cell table:formula="of:=[.X13]+0.03" office:value-type="float" office:value="0.94110495985496" calcext:value-type="float">
            <text:p>0.94110495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table:formula="of:=22.5/22" office:value-type="float" office:value="1.022727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85/10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0.2*[.T14]+0.2*[.K14]+0.2/8*([.E14]+[.G14]+[.J14]+[.L14]+[.M14]+[.P14]+[.Q14]+[.S14])+0.2*[.U14]+0.2*[.V14]" office:value-type="float" office:value="0.909440536315536" calcext:value-type="float">
            <text:p>0.9094405363</text:p>
          </table:table-cell>
          <table:table-cell table:formula="of:=[.X14]+0.03" office:value-type="float" office:value="0.939440536315536" calcext:value-type="float">
            <text:p>0.93944053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15]+0.2*[.K15]+0.2/8*([.E15]+[.G15]+[.J15]+[.L15]+[.M15]+[.P15]+[.Q15]+[.S15])+0.2*[.U15]+0.2*[.V15]" office:value-type="float" office:value="0.950733375420876" calcext:value-type="float">
            <text:p>0.9507333754</text:p>
          </table:table-cell>
          <table:table-cell table:formula="of:=[.X15]+0.03" office:value-type="float" office:value="0.980733375420876" calcext:value-type="float">
            <text:p>0.98073337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0.2*[.T16]+0.2*[.K16]+0.2/8*([.E16]+[.G16]+[.J16]+[.L16]+[.M16]+[.P16]+[.Q16]+[.S16])+0.2*[.U16]+0.2*[.V16]" office:value-type="float" office:value="0.8122228003478" calcext:value-type="float">
            <text:p>0.8122228003</text:p>
          </table:table-cell>
          <table:table-cell table:formula="of:=[.X16]+0.03" office:value-type="float" office:value="0.8422228003478" calcext:value-type="float">
            <text:p>0.8422228003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9/14" office:value-type="float" office:value="0.642857142857143" calcext:value-type="float">
            <text:p>0.6428571429</text:p>
          </table:table-cell>
          <table:table-cell table:formula="of:=16.5/27" office:value-type="float" office:value="0.611111111111111" calcext:value-type="float">
            <text:p>0.6111111111</text:p>
          </table:table-cell>
          <table:table-cell table:formula="of:=75/10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0.2*[.T17]+0.2*[.K17]+0.2/8*([.E17]+[.G17]+[.J17]+[.L17]+[.M17]+[.P17]+[.Q17]+[.S17])+0.2*[.U17]+0.2*[.V17]" office:value-type="float" office:value="0.667900132275132" calcext:value-type="float">
            <text:p>0.6679001323</text:p>
          </table:table-cell>
          <table:table-cell table:formula="of:=[.X17]+0.03" office:value-type="float" office:value="0.697900132275132" calcext:value-type="float">
            <text:p>0.697900132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table:formula="of:=0.2*[.T18]+0.2*[.K18]+0.2/8*([.E18]+[.G18]+[.J18]+[.L18]+[.M18]+[.P18]+[.Q18]+[.S18])+0.2*[.U18]+0.2*[.V18]" office:value-type="float" office:value="0" calcext:value-type="float">
            <text:p>0</text:p>
          </table:table-cell>
          <table:table-cell table:formula="of:=[.X18]+0.03"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85/10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19]+0.2*[.K19]+0.2/8*([.E19]+[.G19]+[.J19]+[.L19]+[.M19]+[.P19]+[.Q19]+[.S19])+0.2*[.U19]+0.2*[.V19]" office:value-type="float" office:value="0.858512367262367" calcext:value-type="float">
            <text:p>0.8585123673</text:p>
          </table:table-cell>
          <table:table-cell table:formula="of:=[.X19]+0.03" office:value-type="float" office:value="0.888512367262367" calcext:value-type="float">
            <text:p>0.888512367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0.2*[.T20]+0.2*[.K20]+0.2/8*([.E20]+[.G20]+[.J20]+[.L20]+[.M20]+[.P20]+[.Q20]+[.S20])+0.2*[.U20]+0.2*[.V20]" office:value-type="float" office:value="0.762980029230029" calcext:value-type="float">
            <text:p>0.7629800292</text:p>
          </table:table-cell>
          <table:table-cell table:formula="of:=[.X20]+0.03" office:value-type="float" office:value="0.792980029230029" calcext:value-type="float">
            <text:p>0.7929800292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7/27" office:value-type="float" office:value="1" calcext:value-type="float">
            <text:p>1</text:p>
          </table:table-cell>
          <table:table-cell table:formula="of:=80/10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21]+0.2*[.K21]+0.2/8*([.E21]+[.G21]+[.J21]+[.L21]+[.M21]+[.P21]+[.Q21]+[.S21])+0.2*[.U21]+0.2*[.V21]" office:value-type="float" office:value="0.941488407425907" calcext:value-type="float">
            <text:p>0.9414884074</text:p>
          </table:table-cell>
          <table:table-cell table:formula="of:=[.X21]+0.03" office:value-type="float" office:value="0.971488407425908" calcext:value-type="float">
            <text:p>0.97148840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.5/22" office:value-type="float" office:value="1.06818181818182" calcext:value-type="float">
            <text:p>1.06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80/10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0.2*[.T22]+0.2*[.K22]+0.2/8*([.E22]+[.G22]+[.J22]+[.L22]+[.M22]+[.P22]+[.Q22]+[.S22])+0.2*[.U22]+0.2*[.V22]" office:value-type="float" office:value="0.909818861693862" calcext:value-type="float">
            <text:p>0.9098188617</text:p>
          </table:table-cell>
          <table:table-cell table:formula="of:=[.X22]+0.03" office:value-type="float" office:value="0.939818861693862" calcext:value-type="float">
            <text:p>0.93981886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0.2*[.T23]+0.2*[.K23]+0.2/8*([.E23]+[.G23]+[.J23]+[.L23]+[.M23]+[.P23]+[.Q23]+[.S23])+0.2*[.U23]+0.2*[.V23]" office:value-type="float" office:value="0.904034541847042" calcext:value-type="float">
            <text:p>0.9040345418</text:p>
          </table:table-cell>
          <table:table-cell table:formula="of:=[.X23]+0.03" office:value-type="float" office:value="0.934034541847042" calcext:value-type="float">
            <text:p>0.93403454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2*[.T24]+0.2*[.K24]+0.2/8*([.E24]+[.G24]+[.J24]+[.L24]+[.M24]+[.P24]+[.Q24]+[.S24])+0.2*[.U24]+0.2*[.V24]" office:value-type="float" office:value="0.448240740740741" calcext:value-type="float">
            <text:p>0.4482407407</text:p>
          </table:table-cell>
          <table:table-cell table:formula="of:=[.X24]+0.03" office:value-type="float" office:value="0.478240740740741" calcext:value-type="float">
            <text:p>0.478240740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style-name="ce1" table:formula="of:=0.2*[.T25]+0.2*[.K25]+0.2/8*([.E25]+[.G25]+[.J25]+[.L25]+[.M25]+[.P25]+[.Q25]+[.S25])+0.2*[.U25]+0.2*[.V25]" office:value-type="float" office:value="0.718844696969697" calcext:value-type="float">
            <text:p>0.718844697</text:p>
          </table:table-cell>
          <table:table-cell table:formula="of:=[.X25]+0.03" office:value-type="float" office:value="0.748844696969697" calcext:value-type="float">
            <text:p>0.7488446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3"/>
          <table:table-cell table:style-name="ce1" office:value-type="string" calcext:value-type="string">
            <text:p>B. Mai gets an A, he joined the course late but nailed everything after that.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2-17">00/00/0000</text:date>, <text:time style:data-style-name="N2" text:time-value="10:55:30.77236031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2-17T11:34:18.114426539</dc:date>
    <meta:editing-duration>P2DT2H30M37S</meta:editing-duration>
    <meta:editing-cycles>57</meta:editing-cycles>
    <meta:document-statistic meta:table-count="1" meta:cell-count="618" meta:object-count="0"/>
  </office:meta>
</office:document-meta>
</file>